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1E5E13C0D3443B18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53e9f" draw:textarea-horizontal-align="justify" draw:textarea-vertical-align="middle" draw:auto-grow-height="false" fo:min-height="2.687cm" fo:min-width="2.29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92c3e2" draw:textarea-horizontal-align="justify" draw:textarea-vertical-align="middle" draw:auto-grow-height="false" fo:min-height="2.557cm" fo:min-width="2.10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749ae4" draw:textarea-horizontal-align="justify" draw:textarea-vertical-align="middle" draw:auto-grow-height="false" fo:min-height="2.558cm" fo:min-width="2.1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7679da" draw:textarea-horizontal-align="justify" draw:textarea-vertical-align="middle" draw:auto-grow-height="false" fo:min-height="2.557cm" fo:min-width="2.106cm" fo:padding-top="0.151cm" fo:padding-bottom="0.151cm" fo:padding-left="0.276cm" fo:padding-right="0.276cm"/>
    </style:style>
    <style:style style:name="gr5" style:family="graphic" style:parent-style-name="standard">
      <style:graphic-properties svg:stroke-color="#92c3e2" draw:fill-color="#92c3e2" draw:textarea-horizontal-align="justify" draw:textarea-vertical-align="middle" draw:auto-grow-height="false" fo:min-height="2.089cm" fo:min-width="0cm"/>
    </style:style>
    <style:style style:name="gr6" style:family="graphic" style:parent-style-name="standard">
      <style:graphic-properties svg:stroke-color="#749ae4" draw:fill-color="#749ae4" draw:textarea-horizontal-align="justify" draw:textarea-vertical-align="middle" draw:auto-grow-height="false" fo:min-height="2.089cm" fo:min-width="0cm"/>
    </style:style>
    <style:style style:name="gr7" style:family="graphic" style:parent-style-name="standard">
      <style:graphic-properties svg:stroke-color="#7679da" draw:fill-color="#7679da" draw:textarea-horizontal-align="justify" draw:textarea-vertical-align="middle" draw:auto-grow-height="false" fo:min-height="2.089cm" fo:min-width="0cm"/>
    </style:style>
    <style:style style:name="gr8" style:family="graphic" style:parent-style-name="standard">
      <style:graphic-properties svg:stroke-color="#83b6e3" draw:fill-color="#92c3e2" draw:textarea-horizontal-align="justify" draw:textarea-vertical-align="middle" draw:auto-grow-height="false" fo:min-height="0.658cm" fo:min-width="0.347cm"/>
    </style:style>
    <style:style style:name="gr9" style:family="graphic" style:parent-style-name="standard">
      <style:graphic-properties svg:stroke-color="#749ae4" draw:fill-color="#749ae4" draw:textarea-horizontal-align="justify" draw:textarea-vertical-align="middle" draw:auto-grow-height="false" fo:min-height="0.657cm" fo:min-width="0.347cm"/>
    </style:style>
    <style:style style:name="gr10" style:family="graphic" style:parent-style-name="standard">
      <style:graphic-properties svg:stroke-color="#7679da" draw:fill-color="#7679da" draw:textarea-horizontal-align="justify" draw:textarea-vertical-align="middle" draw:auto-grow-height="false" fo:min-height="0.658cm" fo:min-width="0.347cm"/>
    </style:style>
    <style:style style:name="gr11" style:family="graphic" style:parent-style-name="standard">
      <style:graphic-properties svg:stroke-color="#9b44bf" draw:fill-color="#9b44bf"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b9dae4" draw:textarea-horizontal-align="justify" draw:textarea-vertical-align="middle" draw:auto-grow-height="false" fo:min-height="0.658cm" fo:min-width="0.34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b9dae4" draw:textarea-horizontal-align="justify" draw:textarea-vertical-align="middle" draw:auto-grow-height="false" fo:min-height="0.657cm" fo:min-width="0.347cm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fill-color="#92c3e2" draw:textarea-vertical-align="middle"/>
    </style:style>
    <style:style style:name="gr16" style:family="graphic" style:parent-style-name="objectwithoutfill">
      <style:graphic-properties svg:stroke-width="0.053cm" draw:marker-start-width="0.279cm" draw:marker-end="Rounded_20_short_20_Arrow" draw:marker-end-width="0.231cm" draw:fill="none" draw:fill-color="#92c3e2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svg:stroke-width="0.053cm" draw:marker-start-width="0.279cm" draw:marker-end="Rounded_20_short_20_Arrow" draw:marker-end-width="0.231cm" draw:fill="none" draw:fill-color="#92c3e2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0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0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0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5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4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59cm" fo:min-width="3.003cm"/>
    </style:style>
    <style:style style:name="gr24" style:family="graphic" style:parent-style-name="standard">
      <style:graphic-properties draw:stroke="none" draw:fill="none" fo:min-height="0.703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759cm" fo:min-width="0cm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753e9f"/>
      <style:paragraph-properties fo:text-align="center"/>
    </style:style>
    <style:style style:name="P2" style:family="paragraph">
      <loext:graphic-properties draw:fill-color="#92c3e2"/>
      <style:paragraph-properties fo:text-align="center"/>
    </style:style>
    <style:style style:name="P3" style:family="paragraph">
      <loext:graphic-properties draw:fill-color="#749ae4"/>
      <style:paragraph-properties fo:text-align="center"/>
    </style:style>
    <style:style style:name="P4" style:family="paragraph">
      <loext:graphic-properties draw:fill-color="#7679da"/>
      <style:paragraph-properties fo:text-align="center"/>
    </style:style>
    <style:style style:name="P5" style:family="paragraph">
      <loext:graphic-properties draw:fill-color="#92c3e2"/>
      <style:paragraph-properties fo:text-align="center"/>
      <style:text-properties style:font-name="Helvetica-Normal" fo:font-size="16pt" style:font-size-asian="16pt" style:font-size-complex="16pt"/>
    </style:style>
    <style:style style:name="P6" style:family="paragraph">
      <loext:graphic-properties draw:fill-color="#749ae4"/>
      <style:paragraph-properties fo:text-align="center"/>
      <style:text-properties style:font-name="Helvetica-Normal" fo:font-size="16pt" style:font-size-asian="16pt" style:font-size-complex="16pt"/>
    </style:style>
    <style:style style:name="P7" style:family="paragraph">
      <loext:graphic-properties draw:fill-color="#7679da"/>
      <style:paragraph-properties fo:text-align="center"/>
      <style:text-properties style:font-name="Helvetica-Normal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9b44bf"/>
      <style:paragraph-properties fo:text-align="center"/>
      <style:text-properties style:font-name="Helvetica-Normal" fo:font-size="16pt" style:font-size-asian="16pt" style:font-size-complex="16pt"/>
    </style:style>
    <style:style style:name="P10" style:family="paragraph">
      <loext:graphic-properties draw:fill-color="#9b44bf"/>
      <style:paragraph-properties fo:text-align="center"/>
      <style:text-properties style:font-name="Helvetica-Normal" fo:font-size="18pt" style:font-size-asian="18pt" style:font-size-complex="18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 draw:fill-color="#ffffff"/>
      <style:paragraph-properties fo:margin-top="0cm" fo:margin-bottom="0cm"/>
      <style:text-properties style:font-name="Source Sans Pro SemiBold"/>
    </style:style>
    <style:style style:name="P13" style:family="paragraph">
      <loext:graphic-properties draw:fill-color="#b9dae4"/>
      <style:paragraph-properties fo:text-align="center"/>
      <style:text-properties style:text-position="0% 100%" style:font-name="Helvetica-Normal" fo:font-size="18pt" style:font-size-asian="18pt" style:font-size-complex="18pt"/>
    </style:style>
    <style:style style:name="P14" style:family="paragraph">
      <loext:graphic-properties draw:fill-color="#b9dae4"/>
      <style:paragraph-properties fo:text-align="center"/>
      <style:text-properties style:font-name="Helvetica-Normal" fo:font-size="18pt" style:font-size-asian="18pt" style:font-size-complex="18pt"/>
    </style:style>
    <style:style style:name="P15" style:family="paragraph">
      <loext:graphic-properties draw:fill="none" draw:fill-color="#92c3e2"/>
      <style:paragraph-properties fo:text-align="center"/>
    </style:style>
    <style:style style:name="P16" style:family="paragraph">
      <loext:graphic-properties draw:fill="none" draw:fill-color="#ffffff"/>
      <style:text-properties style:font-name="Helvetica-Normal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Helvetica-Normal" fo:font-size="14pt" style:font-size-asian="14pt" style:font-size-complex="14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Helvetica-Normal" fo:font-size="16pt" style:font-size-asian="16pt" style:font-size-complex="16pt"/>
    </style:style>
    <style:style style:name="T2" style:family="text">
      <style:text-properties style:text-position="-33% 58%" style:font-name="Helvetica-Normal" fo:font-size="16pt" style:font-size-asian="16pt" style:font-size-complex="16pt"/>
    </style:style>
    <style:style style:name="T3" style:family="text">
      <style:text-properties style:font-name="Helvetica-Normal" fo:font-size="18pt" style:font-size-asian="18pt" style:font-size-complex="18pt"/>
    </style:style>
    <style:style style:name="T4" style:family="text">
      <style:text-properties style:text-position="-33% 58%" style:font-name="Helvetica-Normal" fo:font-size="18pt" style:font-size-asian="18pt" style:font-size-complex="18pt"/>
    </style:style>
    <style:style style:name="T5" style:family="text">
      <style:text-properties style:font-name="Source Sans Pro SemiBold"/>
    </style:style>
    <style:style style:name="T6" style:family="text">
      <style:text-properties style:text-position="0% 100%" style:font-name="Helvetica-Normal" fo:font-size="18pt" style:font-size-asian="18pt" style:font-size-complex="18pt"/>
    </style:style>
    <style:style style:name="T7" style:family="text">
      <style:text-properties style:font-name="Helvetica-Norm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937cm" svg:x="1.2cm" svg:y="4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06cm" svg:height="2.807cm" svg:x="8.943cm" svg:y="2.8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608cm" svg:height="2.808cm" svg:x="9.263cm" svg:y="4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2.606cm" svg:height="2.807cm" svg:x="9.578cm" svg:y="6.1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377cm" svg:height="2.339cm" svg:x="15.144cm" svg:y="2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0.377cm" svg:height="2.339cm" svg:x="15.144cm" svg:y="4.5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0.377cm" svg:height="2.339cm" svg:x="15.144cm" svg:y="6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1.197cm" svg:height="1.284cm" svg:x="6.007cm" svg:y="3.579cm">
          <text:p text:style-name="P8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1.197cm" svg:height="1.281cm" svg:x="6.007cm" svg:y="5.167cm">
          <text:p text:style-name="P8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1.197cm" svg:height="1.284cm" svg:x="6.007cm" svg:y="6.864cm">
          <text:p text:style-name="P8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2" draw:id="id12" draw:layer="layout" svg:width="1.27cm" svg:height="1.27cm" svg:x="18.653cm" svg:y="2.981cm">
          <text:p text:style-name="P8"><text:span text:style-name="T1">AN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3" draw:id="id13" draw:layer="layout" svg:width="1.27cm" svg:height="1.27cm" svg:x="18.607cm" svg:y="4.567cm">
          <text:p text:style-name="P8"><text:span text:style-name="T3">AN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4" draw:id="id14" draw:layer="layout" svg:width="1.27cm" svg:height="1.27cm" svg:x="18.607cm" svg:y="7.164cm">
          <text:p text:style-name="P8"><text:span text:style-name="T3">AN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2" draw:text-style-name="P12" draw:layer="layout" svg:width="0.295cm" svg:height="1.052cm" svg:x="19.057cm" svg:y="5.578cm">
            <draw:text-box>
              <text:p text:style-name="P11"><text:span text:style-name="T5">.</text:span></text:p>
            </draw:text-box>
          </draw:frame>
          <draw:frame draw:style-name="gr12" draw:text-style-name="P12" draw:layer="layout" svg:width="0.295cm" svg:height="1.052cm" svg:x="19.058cm" svg:y="5.778cm">
            <draw:text-box>
              <text:p text:style-name="P11"><text:span text:style-name="T5">.</text:span></text:p>
            </draw:text-box>
          </draw:frame>
          <draw:frame draw:style-name="gr12" draw:text-style-name="P12" draw:layer="layout" svg:width="0.295cm" svg:height="1.052cm" svg:x="19.059cm" svg:y="5.978cm">
            <draw:text-box>
              <text:p text:style-name="P11"><text:span text:style-name="T5">.</text:span></text:p>
            </draw:text-box>
          </draw:frame>
        </draw:g>
        <draw:custom-shape draw:style-name="gr13" draw:text-style-name="P13" xml:id="id15" draw:id="id15" draw:layer="layout" svg:width="1.197cm" svg:height="1.284cm" svg:x="21.707cm" svg:y="2.979cm">
          <text:p text:style-name="P8"><text:span text:style-name="T6">O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6" draw:id="id16" draw:layer="layout" svg:width="1.197cm" svg:height="1.281cm" svg:x="21.707cm" svg:y="4.567cm">
          <text:p text:style-name="P8"><text:span text:style-name="T6">O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7" draw:id="id17" draw:layer="layout" svg:width="1.197cm" svg:height="1.284cm" svg:x="21.707cm" svg:y="7.164cm">
          <text:p text:style-name="P8"><text:span text:style-name="T6">O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2" draw:text-style-name="P12" draw:layer="layout" svg:width="0.295cm" svg:height="1.052cm" svg:x="22.157cm" svg:y="5.578cm">
            <draw:text-box>
              <text:p text:style-name="P11"><text:span text:style-name="T5">.</text:span></text:p>
            </draw:text-box>
          </draw:frame>
          <draw:frame draw:style-name="gr12" draw:text-style-name="P12" draw:layer="layout" svg:width="0.295cm" svg:height="1.052cm" svg:x="22.158cm" svg:y="5.778cm">
            <draw:text-box>
              <text:p text:style-name="P11"><text:span text:style-name="T5">.</text:span></text:p>
            </draw:text-box>
          </draw:frame>
          <draw:frame draw:style-name="gr12" draw:text-style-name="P12" draw:layer="layout" svg:width="0.295cm" svg:height="1.052cm" svg:x="22.159cm" svg:y="5.978cm">
            <draw:text-box>
              <text:p text:style-name="P11"><text:span text:style-name="T5">.</text:span></text:p>
            </draw:text-box>
          </draw:frame>
        </draw:g>
        <draw:connector draw:style-name="gr15" draw:text-style-name="P15" draw:layer="layout" draw:type="line" svg:x1="2.597cm" svg:y1="4.327cm" svg:x2="2.597cm" svg:y2="4.327cm" draw:start-shape="id1" draw:end-shape="id1" svg:d="M2597 4327z" svg:viewBox="0 0 1 1">
          <text:p/>
        </draw:connector>
        <draw:connector draw:style-name="gr16" draw:text-style-name="P15" draw:layer="layout" draw:type="line" svg:x1="3.994cm" svg:y1="5.795cm" svg:x2="6.007cm" svg:y2="4.221cm" draw:start-shape="id1" draw:start-glue-point="1" draw:end-shape="id2" draw:end-glue-point="6" svg:d="M3994 5795l2013-1574" svg:viewBox="0 0 2014 1575">
          <text:p/>
        </draw:connector>
        <draw:connector draw:style-name="gr16" draw:text-style-name="P15" draw:layer="layout" draw:type="line" svg:x1="3.994cm" svg:y1="5.795cm" svg:x2="6.007cm" svg:y2="5.808cm" draw:start-shape="id1" draw:end-shape="id3" draw:end-glue-point="6" svg:d="M3994 5795l2013 13" svg:viewBox="0 0 2014 14">
          <text:p/>
        </draw:connector>
        <draw:connector draw:style-name="gr16" draw:text-style-name="P15" draw:layer="layout" draw:type="line" svg:x1="3.994cm" svg:y1="5.795cm" svg:x2="6.007cm" svg:y2="7.506cm" draw:start-shape="id1" draw:start-glue-point="1" draw:end-shape="id4" draw:end-glue-point="6" svg:d="M3994 5795l2013 1711" svg:viewBox="0 0 2014 1712">
          <text:p/>
        </draw:connector>
        <draw:connector draw:style-name="gr16" draw:text-style-name="P15" draw:layer="layout" draw:type="line" svg:x1="7.204cm" svg:y1="4.221cm" svg:x2="8.943cm" svg:y2="4.232cm" draw:start-shape="id2" draw:start-glue-point="10" draw:end-shape="id5" draw:end-glue-point="3" svg:d="M7204 4221l1739 11" svg:viewBox="0 0 1740 12">
          <text:p/>
        </draw:connector>
        <draw:connector draw:style-name="gr17" draw:text-style-name="P15" draw:layer="layout" draw:type="line" svg:x1="7.204cm" svg:y1="5.808cm" svg:x2="9.263cm" svg:y2="5.808cm" draw:start-shape="id3" draw:start-glue-point="10" draw:end-shape="id6" svg:d="M7204 5808h2059" svg:viewBox="0 0 2060 1">
          <text:p/>
        </draw:connector>
        <draw:connector draw:style-name="gr16" draw:text-style-name="P15" draw:layer="layout" draw:type="line" svg:x1="7.204cm" svg:y1="7.506cm" svg:x2="9.578cm" svg:y2="7.508cm" draw:start-shape="id4" draw:start-glue-point="10" draw:end-shape="id7" draw:end-glue-point="3" svg:d="M7204 7506l2374 2" svg:viewBox="0 0 2375 3">
          <text:p/>
        </draw:connector>
        <draw:connector draw:style-name="gr16" draw:text-style-name="P15" draw:layer="layout" draw:type="line" svg:x1="12.184cm" svg:y1="7.508cm" svg:x2="15.144cm" svg:y2="8.052cm" draw:start-shape="id7" draw:start-glue-point="1" draw:end-shape="id8" draw:end-glue-point="3" svg:d="M12184 7508l2960 544" svg:viewBox="0 0 2961 545">
          <text:p/>
        </draw:connector>
        <draw:connector draw:style-name="gr17" draw:text-style-name="P15" draw:layer="layout" draw:type="line" svg:x1="11.871cm" svg:y1="5.808cm" svg:x2="15.144cm" svg:y2="5.713cm" draw:start-shape="id6" draw:start-glue-point="1" draw:end-shape="id9" draw:end-glue-point="3" svg:d="M11871 5808l3273-95" svg:viewBox="0 0 3274 96">
          <text:p/>
        </draw:connector>
        <draw:connector draw:style-name="gr16" draw:text-style-name="P15" draw:layer="layout" draw:type="line" svg:x1="11.549cm" svg:y1="4.232cm" svg:x2="15.144cm" svg:y2="3.374cm" draw:start-shape="id5" draw:start-glue-point="1" draw:end-shape="id10" draw:end-glue-point="3" svg:d="M11549 4232l3595-858" svg:viewBox="0 0 3596 859">
          <text:p/>
        </draw:connector>
        <draw:connector draw:style-name="gr16" draw:text-style-name="P15" draw:layer="layout" draw:type="line" svg:x1="17.383cm" svg:y1="5.698cm" svg:x2="18.653cm" svg:y2="3.616cm" draw:start-shape="id11" draw:start-glue-point="0" draw:end-shape="id12" draw:end-glue-point="6" svg:d="M17383 5698l1270-2082" svg:viewBox="0 0 1271 2083">
          <text:p/>
        </draw:connector>
        <draw:connector draw:style-name="gr16" draw:text-style-name="P15" draw:layer="layout" draw:type="line" svg:x1="17.383cm" svg:y1="5.698cm" svg:x2="18.607cm" svg:y2="5.202cm" draw:start-shape="id11" draw:start-glue-point="0" draw:end-shape="id13" draw:end-glue-point="6" svg:d="M17383 5698l1224-496" svg:viewBox="0 0 1225 497">
          <text:p/>
        </draw:connector>
        <draw:connector draw:style-name="gr17" draw:text-style-name="P15" draw:layer="layout" draw:type="line" svg:x1="17.383cm" svg:y1="5.698cm" svg:x2="18.607cm" svg:y2="7.799cm" draw:start-shape="id11" draw:start-glue-point="0" draw:end-shape="id14" draw:end-glue-point="6" svg:d="M17383 5698l1224 2101" svg:viewBox="0 0 1225 2102">
          <text:p/>
        </draw:connector>
        <draw:connector draw:style-name="gr16" draw:text-style-name="P15" draw:layer="layout" draw:type="line" svg:x1="19.923cm" svg:y1="3.616cm" svg:x2="21.707cm" svg:y2="3.621cm" draw:start-shape="id12" draw:start-glue-point="10" draw:end-shape="id15" draw:end-glue-point="6" svg:d="M19923 3616l1784 5" svg:viewBox="0 0 1785 6">
          <text:p/>
        </draw:connector>
        <draw:connector draw:style-name="gr16" draw:text-style-name="P15" draw:layer="layout" draw:type="line" svg:x1="19.877cm" svg:y1="5.202cm" svg:x2="21.707cm" svg:y2="5.208cm" draw:start-shape="id13" draw:start-glue-point="10" draw:end-shape="id16" draw:end-glue-point="6" svg:d="M19877 5202l1830 6" svg:viewBox="0 0 1831 7">
          <text:p/>
        </draw:connector>
        <draw:connector draw:style-name="gr16" draw:text-style-name="P15" draw:layer="layout" draw:type="line" svg:x1="19.877cm" svg:y1="7.799cm" svg:x2="21.707cm" svg:y2="7.806cm" draw:start-shape="id14" draw:start-glue-point="10" draw:end-shape="id17" draw:end-glue-point="6" svg:d="M19877 7799l1830 7" svg:viewBox="0 0 1831 8">
          <text:p/>
        </draw:connector>
        <draw:frame draw:style-name="gr18" draw:text-style-name="P16" draw:layer="layout" svg:width="1.598cm" svg:height="0.78cm" svg:x="1.835cm" svg:y="1.221cm">
          <draw:text-box>
            <text:p><text:span text:style-name="T7">Input</text:span></text:p>
          </draw:text-box>
        </draw:frame>
        <draw:frame draw:style-name="gr19" draw:text-style-name="P16" draw:layer="layout" svg:width="3.558cm" svg:height="0.78cm" svg:x="8.566cm" svg:y="1.221cm">
          <draw:text-box>
            <text:p><text:span text:style-name="T7">Feature Maps</text:span></text:p>
          </draw:text-box>
        </draw:frame>
        <draw:frame draw:style-name="gr20" draw:text-style-name="P17" draw:layer="layout" svg:width="3.558cm" svg:height="1.309cm" svg:x="13.528cm" svg:y="0.957cm">
          <draw:text-box>
            <text:p text:style-name="P8"><text:span text:style-name="T7">Flattened</text:span></text:p>
            <text:p text:style-name="P8"><text:span text:style-name="T7">Feature Maps</text:span></text:p>
          </draw:text-box>
        </draw:frame>
        <draw:frame draw:style-name="gr21" draw:text-style-name="P17" draw:layer="layout" svg:width="4.083cm" svg:height="1.309cm" svg:x="17.193cm" svg:y="0.957cm">
          <draw:text-box>
            <text:p text:style-name="P8"><text:span text:style-name="T7">Fully Connected</text:span></text:p>
            <text:p text:style-name="P8"><text:span text:style-name="T7">Layer</text:span></text:p>
          </draw:text-box>
        </draw:frame>
        <draw:frame draw:style-name="gr22" draw:text-style-name="P16" draw:layer="layout" svg:width="1.984cm" svg:height="0.78cm" svg:x="21.32cm" svg:y="1.221cm">
          <draw:text-box>
            <text:p><text:span text:style-name="T7">Output</text:span></text:p>
          </draw:text-box>
        </draw:frame>
        <draw:frame draw:style-name="gr23" draw:text-style-name="P17" draw:layer="layout" svg:width="3.503cm" svg:height="1.309cm" svg:x="4.583cm" svg:y="0.957cm">
          <draw:text-box>
            <text:p text:style-name="P8"><text:span text:style-name="T7">Convolutional</text:span></text:p>
            <text:p text:style-name="P8"><text:span text:style-name="T7">Layer</text:span></text:p>
          </draw:text-box>
        </draw:frame>
        <draw:frame draw:style-name="gr24" draw:text-style-name="P18" draw:layer="layout" svg:width="1.467cm" svg:height="0.953cm" svg:x="5.883cm" svg:y="3.757cm">
          <draw:text-box>
            <text:p><text:span text:style-name="T1">AN</text:span><text:span text:style-name="T2">1</text:span></text:p>
          </draw:text-box>
        </draw:frame>
        <draw:frame draw:style-name="gr24" draw:text-style-name="P18" draw:layer="layout" svg:width="1.467cm" svg:height="0.953cm" svg:x="5.883cm" svg:y="5.345cm">
          <draw:text-box>
            <text:p><text:span text:style-name="T1">AN</text:span><text:span text:style-name="T2">2</text:span></text:p>
          </draw:text-box>
        </draw:frame>
        <draw:frame draw:style-name="gr24" draw:text-style-name="P18" draw:layer="layout" svg:width="1.467cm" svg:height="0.953cm" svg:x="5.883cm" svg:y="7.096cm">
          <draw:text-box>
            <text:p><text:span text:style-name="T1">AN</text:span><text:span text:style-name="T2">3</text:span></text:p>
          </draw:text-box>
        </draw:frame>
        <draw:custom-shape draw:style-name="gr25" draw:text-style-name="P19" draw:layer="layout" svg:width="0.406cm" svg:height="7.061cm" svg:x="15.122cm" svg:y="2.168cm">
          <text:p/>
          <draw:enhanced-geometry svg:viewBox="0 0 21600 21600" draw:type="rectangle" draw:enhanced-path="M 0 0 L 21600 0 21600 21600 0 21600 0 0 Z N"/>
        </draw:custom-shape>
        <draw:frame draw:style-name="gr26" draw:text-style-name="P20" xml:id="id11" draw:id="id11" draw:layer="layout" svg:width="6.35cm" svg:height="1.753cm" draw:transform="rotate (-1.5707963267949) translate (17.383cm 2.523cm)">
          <draw:image xlink:href="Pictures/10000201000004000000011E5E13C0D3443B18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3:54:35.161411255</meta:creation-date>
    <dc:date>2019-05-20T13:37:39.635893289</dc:date>
    <meta:editing-duration>PT49M28S</meta:editing-duration>
    <meta:editing-cycles>8</meta:editing-cycles>
    <meta:generator>LibreOffice/6.0.7.3$Linux_X86_64 LibreOffice_project/00m0$Build-3</meta:generator>
    <meta:document-statistic meta:object-count="51"/>
  </office:meta>
</office:document-meta>
</file>